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756f" officeooo:paragraph-rsid="0020756f"/>
    </style:style>
    <style:style style:name="P2" style:family="paragraph" style:parent-style-name="Standard">
      <style:text-properties officeooo:rsid="002ab39c" officeooo:paragraph-rsid="002ab39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 style:list-style-name="L1">
      <style:text-properties officeooo:paragraph-rsid="00221f45"/>
    </style:style>
    <style:style style:name="P6" style:family="paragraph" style:parent-style-name="Standard" style:list-style-name="L1">
      <style:text-properties officeooo:paragraph-rsid="0012d792"/>
    </style:style>
    <style:style style:name="P7" style:family="paragraph" style:parent-style-name="Standard" style:list-style-name="L1">
      <style:text-properties officeooo:rsid="0020756f" officeooo:paragraph-rsid="0020756f"/>
    </style:style>
    <style:style style:name="P8" style:family="paragraph" style:parent-style-name="Standard" style:list-style-name="L1">
      <style:text-properties officeooo:rsid="0020756f" officeooo:paragraph-rsid="0028d0c1"/>
    </style:style>
    <style:style style:name="P9" style:family="paragraph" style:parent-style-name="Standard" style:list-style-name="L1">
      <style:text-properties officeooo:rsid="0020756f" officeooo:paragraph-rsid="00221f45"/>
    </style:style>
    <style:style style:name="P10" style:family="paragraph" style:parent-style-name="Standard" style:list-style-name="L1">
      <style:text-properties officeooo:rsid="000ccf37" officeooo:paragraph-rsid="0028d0c1"/>
    </style:style>
    <style:style style:name="P11" style:family="paragraph" style:parent-style-name="Standard" style:list-style-name="L1">
      <style:text-properties officeooo:rsid="00221f45" officeooo:paragraph-rsid="00221f45"/>
    </style:style>
    <style:style style:name="P12" style:family="paragraph" style:parent-style-name="Standard" style:list-style-name="L1">
      <style:text-properties officeooo:rsid="0028129b" officeooo:paragraph-rsid="0028129b"/>
    </style:style>
    <style:style style:name="P13" style:family="paragraph" style:parent-style-name="Standard" style:list-style-name="L1">
      <style:text-properties fo:font-style="normal" officeooo:rsid="0028129b" officeooo:paragraph-rsid="0028129b" style:font-style-asian="normal" style:font-style-complex="normal"/>
    </style:style>
    <style:style style:name="P14" style:family="paragraph" style:parent-style-name="Standard">
      <style:text-properties fo:color="#646464" style:font-name="Monospace" fo:font-size="10pt" officeooo:rsid="0020756f" officeooo:paragraph-rsid="0020756f" style:font-size-asian="10pt"/>
    </style:style>
    <style:style style:name="P15" style:family="paragraph" style:parent-style-name="Standard">
      <style:text-properties fo:color="#646464" style:font-name="Monospace" fo:font-size="10pt" officeooo:rsid="002ab39c" officeooo:paragraph-rsid="002ab39c" style:font-size-asian="10pt"/>
    </style:style>
    <style:style style:name="P16" style:family="paragraph" style:parent-style-name="Standard" style:list-style-name="L2">
      <style:text-properties officeooo:rsid="002ab39c" officeooo:paragraph-rsid="002ab39c"/>
    </style:style>
    <style:style style:name="P17" style:family="paragraph" style:parent-style-name="Standard" style:list-style-name="L1">
      <style:text-properties officeooo:rsid="002e6e49" officeooo:paragraph-rsid="002e6e49"/>
    </style:style>
    <style:style style:name="P18" style:family="paragraph" style:parent-style-name="Standard" style:list-style-name="L1">
      <style:text-properties officeooo:rsid="002f531a" officeooo:paragraph-rsid="002f531a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1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20756f"/>
    </style:style>
    <style:style style:name="T2" style:family="text">
      <style:text-properties officeooo:rsid="0025253f"/>
    </style:style>
    <style:style style:name="T3" style:family="text">
      <style:text-properties officeooo:rsid="002703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646464" style:font-name="Monospace" fo:font-size="10pt" style:font-size-asian="10pt"/>
    </style:style>
    <style:style style:name="T7" style:family="text">
      <style:text-properties fo:color="#646464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fo:color="#008080" style:font-name="Monospace" fo:font-size="10pt" style:font-size-asian="10pt"/>
    </style:style>
    <style:style style:name="T14" style:family="text">
      <style:text-properties fo:color="#3f7f7f" style:font-name="Monospace" fo:font-size="10pt" style:font-size-asian="10pt"/>
    </style:style>
    <style:style style:name="T15" style:family="text">
      <style:text-properties fo:color="#3c3c3c" style:font-name="Monospace" fo:font-size="10pt" style:font-size-asian="10pt"/>
    </style:style>
    <style:style style:name="T16" style:family="text">
      <style:text-properties officeooo:rsid="0033563a"/>
    </style:style>
    <style:style style:name="T17" style:family="text">
      <style:text-properties officeooo:rsid="00369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0</text:span> : <text:span text:style-name="T1">Installation</text:span></text:h>
      <text:p text:style-name="Standard"/>
      <text:h text:style-name="P21" text:outline-level="2"/>
      <text:list xml:id="list1447749895" text:style-name="L1">
        <text:list-item>
          <text:p text:style-name="P7">Installation <text:span text:style-name="T4">Maven</text:span> et/ou <text:span text:style-name="T4">Gradle</text:span></text:p>
        </text:list-item>
        <text:list-item>
          <text:p text:style-name="P10"><text:span text:style-name="T1">Installation Spring Tools Suite</text:span> </text:p>
        </text:list-item>
        <text:list-item>
          <text:p text:style-name="P8">Création d'un projet Java Spring Boot</text:p>
          <text:list>
            <text:list-item>
              <text:list>
                <text:list-item>
                  <text:p text:style-name="P11">Dépendance sur Web <text:span text:style-name="T2">+ code exemple</text:span></text:p>
                </text:list-item>
                <text:list-item>
                  <text:p text:style-name="P9">Exécution, <text:span text:style-name="T3">(Run As → Spring Boot App)</text:span></text:p>
                </text:list-item>
                <text:list-item>
                  <text:p text:style-name="P12"><text:span text:style-name="T16">Accéder</text:span> à <text:span text:style-name="T4">localhost:8080</text:span></text:p>
                </text:list-item>
                <text:list-item>
                  <text:p text:style-name="P12">Aller dans les Run →<text:span text:style-name="T17"> </text:span>Configurations, surcharger la propriété <text:span text:style-name="T4">server.port</text:span></text:p>
                  <text:list>
                    <text:list-item>
                      <text:p text:style-name="P13"><text:span text:style-name="T16">Accéder</text:span> à la nouvelle URL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91105719412879" text:continue-numbering="true" text:style-name="L1">
        <text:list-item>
          <text:p text:style-name="P7"><text:s text:c="5"/>Créer une classe contenant le code suivant :</text:p>
        </text:list-item>
      </text:list>
      <text:p text:style-name="P1"/>
      <text:p text:style-name="P14">@Component</text:p>
      <text:p text:style-name="P3"><text:span text:style-name="T6">@</text:span><text:span text:style-name="T7">ConfigurationProperties</text:span><text:span text:style-name="T5">(</text:span><text:span text:style-name="T8">"hello"</text:span><text:span text:style-name="T5">)</text:span></text:p>
      <text:p text:style-name="P3"><text:span text:style-name="T9">public</text:span><text:span text:style-name="T5"> </text:span><text:span text:style-name="T9">class</text:span><text:span text:style-name="T5"> HelloProperties {</text:span></text:p>
      <text:p text:style-name="P4"/>
      <text:p text:style-name="P3"><text:span text:style-name="T5"><text:tab/></text:span><text:span text:style-name="T10">/**</text:span></text:p>
      <text:p text:style-name="P19"><text:tab/> * Greeting message returned by the Hello Rest service.</text:p>
      <text:p text:style-name="P19"><text:tab/> */</text:p>
      <text:p text:style-name="P3"><text:span text:style-name="T5"><text:tab/></text:span><text:span text:style-name="T9">private</text:span><text:span text:style-name="T5"> String </text:span><text:span text:style-name="T11">greeting</text:span><text:span text:style-name="T5"> = </text:span><text:span text:style-name="T8">"Welcome "</text:span><text:span text:style-name="T5">;</text:span></text:p>
      <text:p text:style-name="P4"/>
      <text:p text:style-name="P3"><text:span text:style-name="T5"><text:tab/></text:span><text:span text:style-name="T9">public</text:span><text:span text:style-name="T5"> String getGreeting() {</text:span></text:p>
      <text:p text:style-name="P3"><text:span text:style-name="T5"><text:tab/><text:tab/></text:span><text:span text:style-name="T9">return</text:span><text:span text:style-name="T5"> </text:span><text:span text:style-name="T11">greeting</text:span><text:span text:style-name="T5">;</text:span></text:p>
      <text:p text:style-name="P20"><text:tab/>}</text:p>
      <text:p text:style-name="P4"/>
      <text:p text:style-name="P3"><text:span text:style-name="T5"><text:tab/></text:span><text:span text:style-name="T9">public</text:span><text:span text:style-name="T5"> </text:span><text:span text:style-name="T9">void</text:span><text:span text:style-name="T5"> setGreeting(String </text:span><text:span text:style-name="T12">greeting</text:span><text:span text:style-name="T5">) {</text:span></text:p>
      <text:p text:style-name="P3"><text:span text:style-name="T5"><text:tab/><text:tab/></text:span><text:span text:style-name="T9">this</text:span><text:span text:style-name="T5">.</text:span><text:span text:style-name="T11">greeting</text:span><text:span text:style-name="T5"> = </text:span><text:span text:style-name="T12">greeting</text:span><text:span text:style-name="T5">;</text:span></text:p>
      <text:p text:style-name="P20"><text:tab/>}</text:p>
      <text:p text:style-name="P20">}</text:p>
      <text:p text:style-name="P1"/>
      <text:p text:style-name="P1"/>
      <text:list xml:id="list3205421744" text:style-name="L2">
        <text:list-item>
          <text:p text:style-name="P16">Une autre classe implémentant un service REST :</text:p>
        </text:list-item>
      </text:list>
      <text:p text:style-name="P2"/>
      <text:p text:style-name="P15">@RestController</text:p>
      <text:p text:style-name="P3"><text:span text:style-name="T9">public</text:span><text:span text:style-name="T5"> </text:span><text:span text:style-name="T9">class</text:span><text:span text:style-name="T5"> HelloController {</text:span></text:p>
      <text:p text:style-name="P4"/>
      <text:p text:style-name="P3"><text:span text:style-name="T5"><text:tab/></text:span><text:span text:style-name="T6">@Autowired</text:span></text:p>
      <text:p text:style-name="P3"><text:span text:style-name="T5"><text:tab/>HelloProperties </text:span><text:span text:style-name="T11">props</text:span><text:span text:style-name="T5">;</text:span></text:p>
      <text:p text:style-name="P20"><text:tab/></text:p>
      <text:p text:style-name="P3"><text:span text:style-name="T5"><text:tab/></text:span><text:span text:style-name="T6">@RequestMapping</text:span><text:span text:style-name="T5">(</text:span><text:span text:style-name="T8">"/hello"</text:span><text:span text:style-name="T5">)</text:span></text:p>
      <text:p text:style-name="P3"><text:span text:style-name="T5"><text:tab/></text:span><text:span text:style-name="T9">public</text:span><text:span text:style-name="T5"> String hello(</text:span><text:span text:style-name="T6">@RequestParam</text:span><text:span text:style-name="T5"> String </text:span><text:span text:style-name="T12">name</text:span><text:span text:style-name="T5">) {</text:span></text:p>
      <text:p text:style-name="P3"><text:span text:style-name="T5"><text:tab/><text:tab/></text:span><text:span text:style-name="T9">return</text:span><text:span text:style-name="T5"> </text:span><text:span text:style-name="T11">props</text:span><text:span text:style-name="T5">.getGreeting()+</text:span><text:span text:style-name="T12">name</text:span><text:span text:style-name="T5">;</text:span></text:p>
      <text:p text:style-name="P20"><text:tab/>}</text:p>
      <text:p text:style-name="P20">}</text:p>
      <text:p text:style-name="P2"/>
      <text:p text:style-name="P2">Ajouter dans le <text:span text:style-name="T4">pom.xml</text:span> une dépendance permettant de traiter l'annotation <text:span text:style-name="T4">@ConfigurationProperties</text:span> pendant la phase de build et créer les fichiers nécessaires afin que Spring Tool prennent en compte les nouvelles propriétés :</text:p>
      <text:p text:style-name="P2"><text:span text:style-name="T13"><text:s text:c="12"/>&lt;</text:span><text:span text:style-name="T14">dependency</text:span><text:span text:style-name="T13">&gt;</text:span></text:p>
      <text:p text:style-name="P3"><text:span text:style-name="T15"><text:tab/><text:tab/><text:tab/></text:span><text:span text:style-name="T13">&lt;</text:span><text:span text:style-name="T14">groupId</text:span><text:span text:style-name="T13">&gt;</text:span><text:span text:style-name="T15">org.springframework.boot</text:span><text:span text:style-name="T13">&lt;/</text:span><text:span text:style-name="T14">groupId</text:span><text:span text:style-name="T13">&gt;</text:span></text:p>
      <text:p text:style-name="P3"><text:span text:style-name="T15"><text:tab/><text:tab/><text:tab/></text:span><text:span text:style-name="T13">&lt;</text:span><text:span text:style-name="T14">artifactId</text:span><text:span text:style-name="T13">&gt;</text:span><text:span text:style-name="T15">spring-boot-configuration-processor</text:span><text:span text:style-name="T13">&lt;/</text:span><text:span text:style-name="T14">artifactId</text:span><text:span text:style-name="T13">&gt;</text:span></text:p>
      <text:p text:style-name="P3"><text:span text:style-name="T15"><text:tab/><text:tab/></text:span><text:span text:style-name="T13">&lt;/</text:span><text:span text:style-name="T14">dependency</text:span><text:span text:style-name="T13">&gt;</text:span></text:p>
      <text:p text:style-name="P2"><text:soft-page-break/></text:p>
      <text:p text:style-name="P2"/>
      <text:list xml:id="list91105787735069" text:continue-list="list91105719412879" text:style-name="L1">
        <text:list-item>
          <text:p text:style-name="P17">Tester ensuite la complétion dans l'éditeur de propriétés </text:p>
        </text:list-item>
        <text:list-item>
          <text:p text:style-name="P18">Tester l'application</text:p>
          <text:p text:style-name="P5"/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7-07T09:11:05.102131393</dc:date>
    <meta:editing-duration>P1DT10M17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83" meta:character-count="1360" meta:non-whitespace-character-count="1183"/>
  </office:meta>
</office:document-meta>
</file>